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7" style:family="table-cell" style:parent-style-name="Default" style:data-style-name="N1">
      <style:table-cell-properties fo:border="thin solid #000000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2023<text:ruby text:style-name="ru1"><text:ruby-base>年</text:ruby-base><text:ruby-text text:style-name="T1">ネン</text:ruby-text></text:ruby></text:p>
          </table:table-cell>
          <table:table-cell office:value-type="string" table:style-name="ce3">
            <text:p>7<text:ruby text:style-name="ru1"><text:ruby-base>月</text:ruby-base><text:ruby-text text:style-name="T1">ツキ</text:ruby-text></text:ruby><text:ruby text:style-name="ru1"><text:ruby-base>度</text:ruby-base><text:ruby-text text:style-name="T1">ド</text:ruby-text></text:ruby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ruby text:style-name="ru1"><text:ruby-base>月額</text:ruby-base><text:ruby-text text:style-name="T1">ゲツガク</text:ruby-text></text:ruby><text:ruby text:style-name="ru1"><text:ruby-base>予算</text:ruby-base><text:ruby-text text:style-name="T1">ヨサン</text:ruby-text></text:ruby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510000" table:style-name="ce5">
            <text:p>5510000</text:p>
          </table:table-cell>
          <table:table-cell table:style-name="ce1"/>
          <table:table-cell office:value-type="float" office:value="177741" table:formula="of:=ROUNDDOWN([.$B$4]/DAY(EOMONTH(DATE(MID([.$A$2];1;4);MID([.$B$2];1;LEN([.$B$2])-2);1);0));0)" table:style-name="ce1">
            <text:p>177741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6">
            <text:p><text:ruby text:style-name="ru1"><text:ruby-base>日付</text:ruby-base><text:ruby-text text:style-name="T1">ヒヅケ</text:ruby-text></text:ruby></text:p>
          </table:table-cell>
          <table:table-cell office:value-type="string" table:style-name="ce7">
            <text:p><text:ruby text:style-name="ru1"><text:ruby-base>曜日</text:ruby-base><text:ruby-text text:style-name="T1">ヨウビ</text:ruby-text></text:ruby></text:p>
          </table:table-cell>
          <table:table-cell office:value-type="string" table:style-name="ce7">
            <text:p><text:ruby text:style-name="ru1"><text:ruby-base>平均</text:ruby-base><text:ruby-text text:style-name="T1">ヘイキン</text:ruby-text></text:ruby></text:p>
          </table:table-cell>
          <table:table-cell office:value-type="string" table:style-name="ce7">
            <text:p><text:ruby text:style-name="ru1"><text:ruby-base>日額</text:ruby-base><text:ruby-text text:style-name="T1">ニチガク</text:ruby-text></text:ruby><text:ruby text:style-name="ru1"><text:ruby-base>予算</text:ruby-base><text:ruby-text text:style-name="T1">ヨサン</text:ruby-text></text:ruby></text:p>
          </table:table-cell>
          <table:table-cell office:value-type="string" table:style-name="ce8">
            <text:p><text:ruby text:style-name="ru1"><text:ruby-base>差異</text:ruby-base><text:ruby-text text:style-name="T1">サイ</text:ruby-text></text:ruby></text:p>
          </table:table-cell>
          <table:table-cell table:number-columns-repeated="2" table:style-name="ce1"/>
          <table:table-cell table:style-name="ce27"/>
          <table:table-cell table:style-name="ce28"/>
          <table:table-cell table:style-name="ce29"/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9">
            <text:p>1</text:p>
          </table:table-cell>
          <table:table-cell office:value-type="string" office:string-value="土" table:formula="of:=IF([.B7]=&quot;&quot;; &quot;&quot;; TEXT(DATE(MID([.$A$2];1;4);MID([.$B$2];1;LEN([.$B$2])-2);[.B7]);&quot;aaa&quot;))" table:style-name="ce10">
            <text:p>土</text:p>
          </table:table-cell>
          <table:table-cell office:value-type="float" office:value="177742" table:formula="of:=IF([.B7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20000" table:style-name="ce10">
            <text:p>220000</text:p>
          </table:table-cell>
          <table:table-cell office:value-type="float" office:value="5290000" table:formula="of:=IF(ISBLANK([.E7]); &quot;&quot;; [.$B$4]-[.E7])" table:style-name="ce11">
            <text:p>5290000</text:p>
          </table:table-cell>
          <table:table-cell table:number-columns-repeated="2" table:style-name="ce1"/>
          <table:table-cell office:value-type="float" office:value="8" table:style-name="ce19">
            <text:p>8</text:p>
          </table:table-cell>
          <table:table-cell office:value-type="float" office:value="1410" table:style-name="ce20">
            <text:p>1410</text:p>
          </table:table-cell>
          <table:table-cell office:value-type="float" office:value="4100" table:formula="of:=([.$B$4]*10^-3)-[.J7]" table:style-name="ce21">
            <text:p>410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2" table:formula="of:=IF([.B7]&lt;DAY(EOMONTH(DATE(MID([.$A$2];1;4);MID([.$B$2];1;LEN([.$B$2])-2);1);0)); [.B7]+1; &quot;&quot;)" table:style-name="ce9">
            <text:p>2</text:p>
          </table:table-cell>
          <table:table-cell office:value-type="string" office:string-value="日" table:formula="of:=IF([.B8]=&quot;&quot;; &quot;&quot;; TEXT(DATE(MID([.$A$2];1;4);MID([.$B$2];1;LEN([.$B$2])-2);[.B8]);&quot;aaa&quot;))" table:style-name="ce10">
            <text:p>日</text:p>
          </table:table-cell>
          <table:table-cell office:value-type="float" office:value="177742" table:formula="of:=IF([.B8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20000" table:style-name="ce10">
            <text:p>220000</text:p>
          </table:table-cell>
          <table:table-cell office:value-type="float" office:value="5070000" table:formula="of:=IF(ISBLANK([.E8]); &quot;&quot;; [.F7]-[.E8])" table:style-name="ce11">
            <text:p>5070000</text:p>
          </table:table-cell>
          <table:table-cell table:number-columns-repeated="2" table:style-name="ce1"/>
          <table:table-cell office:value-type="float" office:value="45" table:style-name="ce22">
            <text:p>45</text:p>
          </table:table-cell>
          <table:table-cell office:value-type="float" office:value="2620" table:style-name="ce18">
            <text:p>2620</text:p>
          </table:table-cell>
          <table:table-cell office:value-type="float" office:value="2890" table:formula="of:=([.$B$4]*10^-3)-[.J8]" table:style-name="ce23">
            <text:p>289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3" table:formula="of:=IF([.B8]&lt;DAY(EOMONTH(DATE(MID([.$A$2];1;4);MID([.$B$2];1;LEN([.$B$2])-2);1);0)); [.B8]+1; &quot;&quot;)" table:style-name="ce9">
            <text:p>3</text:p>
          </table:table-cell>
          <table:table-cell office:value-type="string" office:string-value="月" table:formula="of:=IF([.B9]=&quot;&quot;; &quot;&quot;; TEXT(DATE(MID([.$A$2];1;4);MID([.$B$2];1;LEN([.$B$2])-2);[.B9]);&quot;aaa&quot;))" table:style-name="ce10">
            <text:p>月</text:p>
          </table:table-cell>
          <table:table-cell office:value-type="float" office:value="177742" table:formula="of:=IF([.B9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4920000" table:formula="of:=IF(ISBLANK([.E9]); &quot;&quot;; [.F8]-[.E9])" table:style-name="ce11">
            <text:p>4920000</text:p>
          </table:table-cell>
          <table:table-cell table:number-columns-repeated="2" table:style-name="ce1"/>
          <table:table-cell office:value-type="float" office:value="22" table:style-name="ce22">
            <text:p>22</text:p>
          </table:table-cell>
          <table:table-cell office:value-type="float" office:value="3900" table:style-name="ce18">
            <text:p>3900</text:p>
          </table:table-cell>
          <table:table-cell office:value-type="float" office:value="1610" table:formula="of:=([.$B$4]*10^-3)-[.J9]" table:style-name="ce23">
            <text:p>161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4" table:formula="of:=IF([.B9]&lt;DAY(EOMONTH(DATE(MID([.$A$2];1;4);MID([.$B$2];1;LEN([.$B$2])-2);1);0)); [.B9]+1; &quot;&quot;)" table:style-name="ce9">
            <text:p>4</text:p>
          </table:table-cell>
          <table:table-cell office:value-type="string" office:string-value="火" table:formula="of:=IF([.B10]=&quot;&quot;; &quot;&quot;; TEXT(DATE(MID([.$A$2];1;4);MID([.$B$2];1;LEN([.$B$2])-2);[.B10]);&quot;aaa&quot;))" table:style-name="ce10">
            <text:p>火</text:p>
          </table:table-cell>
          <table:table-cell office:value-type="float" office:value="177742" table:formula="of:=IF([.B10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30000" table:style-name="ce10">
            <text:p>130000</text:p>
          </table:table-cell>
          <table:table-cell office:value-type="float" office:value="4790000" table:formula="of:=IF(ISBLANK([.E10]); &quot;&quot;; [.F9]-[.E10])" table:style-name="ce11">
            <text:p>4790000</text:p>
          </table:table-cell>
          <table:table-cell table:number-columns-repeated="2" table:style-name="ce1"/>
          <table:table-cell office:value-type="float" office:value="29" table:style-name="ce22">
            <text:p>29</text:p>
          </table:table-cell>
          <table:table-cell office:value-type="float" office:value="5140" table:style-name="ce18">
            <text:p>5140</text:p>
          </table:table-cell>
          <table:table-cell office:value-type="float" office:value="370" table:formula="of:=([.$B$4]*10^-3)-[.J10]" table:style-name="ce23">
            <text:p>370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5" table:formula="of:=IF([.B10]&lt;DAY(EOMONTH(DATE(MID([.$A$2];1;4);MID([.$B$2];1;LEN([.$B$2])-2);1);0)); [.B10]+1; &quot;&quot;)" table:style-name="ce9">
            <text:p>5</text:p>
          </table:table-cell>
          <table:table-cell office:value-type="string" office:string-value="水" table:formula="of:=IF([.B11]=&quot;&quot;; &quot;&quot;; TEXT(DATE(MID([.$A$2];1;4);MID([.$B$2];1;LEN([.$B$2])-2);[.B11]);&quot;aaa&quot;))" table:style-name="ce10">
            <text:p>水</text:p>
          </table:table-cell>
          <table:table-cell office:value-type="float" office:value="177742" table:formula="of:=IF([.B11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4640000" table:formula="of:=IF(ISBLANK([.E11]); &quot;&quot;; [.F10]-[.E11])" table:style-name="ce11">
            <text:p>4640000</text:p>
          </table:table-cell>
          <table:table-cell table:number-columns-repeated="2" table:style-name="ce1"/>
          <table:table-cell office:value-type="float" office:value="31" table:style-name="ce24">
            <text:p>31</text:p>
          </table:table-cell>
          <table:table-cell office:value-type="float" office:value="5510" table:style-name="ce25">
            <text:p>5510</text:p>
          </table:table-cell>
          <table:table-cell office:value-type="float" office:value="0" table:formula="of:=([.$B$4]*10^-3)-[.J11]" table:style-name="ce26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" table:formula="of:=IF([.B11]&lt;DAY(EOMONTH(DATE(MID([.$A$2];1;4);MID([.$B$2];1;LEN([.$B$2])-2);1);0)); [.B11]+1; &quot;&quot;)" table:style-name="ce9">
            <text:p>6</text:p>
          </table:table-cell>
          <table:table-cell office:value-type="string" office:string-value="木" table:formula="of:=IF([.B12]=&quot;&quot;; &quot;&quot;; TEXT(DATE(MID([.$A$2];1;4);MID([.$B$2];1;LEN([.$B$2])-2);[.B12]);&quot;aaa&quot;))" table:style-name="ce10">
            <text:p>木</text:p>
          </table:table-cell>
          <table:table-cell office:value-type="float" office:value="177742" table:formula="of:=IF([.B12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4490000" table:formula="of:=IF(ISBLANK([.E12]); &quot;&quot;; [.F11]-[.E12])" table:style-name="ce11">
            <text:p>4490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7" table:formula="of:=IF([.B12]&lt;DAY(EOMONTH(DATE(MID([.$A$2];1;4);MID([.$B$2];1;LEN([.$B$2])-2);1);0)); [.B12]+1; &quot;&quot;)" table:style-name="ce9">
            <text:p>7</text:p>
          </table:table-cell>
          <table:table-cell office:value-type="string" office:string-value="金" table:formula="of:=IF([.B13]=&quot;&quot;; &quot;&quot;; TEXT(DATE(MID([.$A$2];1;4);MID([.$B$2];1;LEN([.$B$2])-2);[.B13]);&quot;aaa&quot;))" table:style-name="ce10">
            <text:p>金</text:p>
          </table:table-cell>
          <table:table-cell office:value-type="float" office:value="177742" table:formula="of:=IF([.B13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80000" table:style-name="ce10">
            <text:p>180000</text:p>
          </table:table-cell>
          <table:table-cell office:value-type="float" office:value="4310000" table:formula="of:=IF(ISBLANK([.E13]); &quot;&quot;; [.F12]-[.E13])" table:style-name="ce11">
            <text:p>4310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8" table:formula="of:=IF([.B13]&lt;DAY(EOMONTH(DATE(MID([.$A$2];1;4);MID([.$B$2];1;LEN([.$B$2])-2);1);0)); [.B13]+1; &quot;&quot;)" table:style-name="ce9">
            <text:p>8</text:p>
          </table:table-cell>
          <table:table-cell office:value-type="string" office:string-value="土" table:formula="of:=IF([.B14]=&quot;&quot;; &quot;&quot;; TEXT(DATE(MID([.$A$2];1;4);MID([.$B$2];1;LEN([.$B$2])-2);[.B14]);&quot;aaa&quot;))" table:style-name="ce10">
            <text:p>土</text:p>
          </table:table-cell>
          <table:table-cell office:value-type="float" office:value="177742" table:formula="of:=IF([.B14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10000" table:style-name="ce10">
            <text:p>210000</text:p>
          </table:table-cell>
          <table:table-cell office:value-type="float" office:value="4100000" table:formula="of:=IF(ISBLANK([.E14]); &quot;&quot;; [.F13]-[.E14])" table:style-name="ce11">
            <text:p>4100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9" table:formula="of:=IF([.B14]&lt;DAY(EOMONTH(DATE(MID([.$A$2];1;4);MID([.$B$2];1;LEN([.$B$2])-2);1);0)); [.B14]+1; &quot;&quot;)" table:style-name="ce9">
            <text:p>9</text:p>
          </table:table-cell>
          <table:table-cell office:value-type="string" office:string-value="日" table:formula="of:=IF([.B15]=&quot;&quot;; &quot;&quot;; TEXT(DATE(MID([.$A$2];1;4);MID([.$B$2];1;LEN([.$B$2])-2);[.B15]);&quot;aaa&quot;))" table:style-name="ce10">
            <text:p>日</text:p>
          </table:table-cell>
          <table:table-cell office:value-type="float" office:value="177742" table:formula="of:=IF([.B15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10000" table:style-name="ce10">
            <text:p>210000</text:p>
          </table:table-cell>
          <table:table-cell office:value-type="float" office:value="3890000" table:formula="of:=IF(ISBLANK([.E15]); &quot;&quot;; [.F14]-[.E15])" table:style-name="ce11">
            <text:p>3890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0" table:formula="of:=IF([.B15]&lt;DAY(EOMONTH(DATE(MID([.$A$2];1;4);MID([.$B$2];1;LEN([.$B$2])-2);1);0)); [.B15]+1; &quot;&quot;)" table:style-name="ce9">
            <text:p>10</text:p>
          </table:table-cell>
          <table:table-cell office:value-type="string" office:string-value="月" table:formula="of:=IF([.B16]=&quot;&quot;; &quot;&quot;; TEXT(DATE(MID([.$A$2];1;4);MID([.$B$2];1;LEN([.$B$2])-2);[.B16]);&quot;aaa&quot;))" table:style-name="ce10">
            <text:p>月</text:p>
          </table:table-cell>
          <table:table-cell office:value-type="float" office:value="177742" table:formula="of:=IF([.B16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70000" table:style-name="ce10">
            <text:p>170000</text:p>
          </table:table-cell>
          <table:table-cell office:value-type="float" office:value="3720000" table:formula="of:=IF(ISBLANK([.E16]); &quot;&quot;; [.F15]-[.E16])" table:style-name="ce11">
            <text:p>3720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1" table:formula="of:=IF([.B16]&lt;DAY(EOMONTH(DATE(MID([.$A$2];1;4);MID([.$B$2];1;LEN([.$B$2])-2);1);0)); [.B16]+1; &quot;&quot;)" table:style-name="ce9">
            <text:p>11</text:p>
          </table:table-cell>
          <table:table-cell office:value-type="string" office:string-value="火" table:formula="of:=IF([.B17]=&quot;&quot;; &quot;&quot;; TEXT(DATE(MID([.$A$2];1;4);MID([.$B$2];1;LEN([.$B$2])-2);[.B17]);&quot;aaa&quot;))" table:style-name="ce10">
            <text:p>火</text:p>
          </table:table-cell>
          <table:table-cell office:value-type="float" office:value="177742" table:formula="of:=IF([.B17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3570000" table:formula="of:=IF(ISBLANK([.E17]); &quot;&quot;; [.F16]-[.E17])" table:style-name="ce11">
            <text:p>357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table:formula="of:=IF([.B17]&lt;DAY(EOMONTH(DATE(MID([.$A$2];1;4);MID([.$B$2];1;LEN([.$B$2])-2);1);0)); [.B17]+1; &quot;&quot;)" table:style-name="ce9">
            <text:p>12</text:p>
          </table:table-cell>
          <table:table-cell office:value-type="string" office:string-value="水" table:formula="of:=IF([.B18]=&quot;&quot;; &quot;&quot;; TEXT(DATE(MID([.$A$2];1;4);MID([.$B$2];1;LEN([.$B$2])-2);[.B18]);&quot;aaa&quot;))" table:style-name="ce10">
            <text:p>水</text:p>
          </table:table-cell>
          <table:table-cell office:value-type="float" office:value="177742" table:formula="of:=IF([.B18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3420000" table:formula="of:=IF(ISBLANK([.E18]); &quot;&quot;; [.F17]-[.E18])" table:style-name="ce11">
            <text:p>342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table:formula="of:=IF([.B18]&lt;DAY(EOMONTH(DATE(MID([.$A$2];1;4);MID([.$B$2];1;LEN([.$B$2])-2);1);0)); [.B18]+1; &quot;&quot;)" table:style-name="ce9">
            <text:p>13</text:p>
          </table:table-cell>
          <table:table-cell office:value-type="string" office:string-value="木" table:formula="of:=IF([.B19]=&quot;&quot;; &quot;&quot;; TEXT(DATE(MID([.$A$2];1;4);MID([.$B$2];1;LEN([.$B$2])-2);[.B19]);&quot;aaa&quot;))" table:style-name="ce10">
            <text:p>木</text:p>
          </table:table-cell>
          <table:table-cell office:value-type="float" office:value="177742" table:formula="of:=IF([.B19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3270000" table:formula="of:=IF(ISBLANK([.E19]); &quot;&quot;; [.F18]-[.E19])" table:style-name="ce11">
            <text:p>327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" table:formula="of:=IF([.B19]&lt;DAY(EOMONTH(DATE(MID([.$A$2];1;4);MID([.$B$2];1;LEN([.$B$2])-2);1);0)); [.B19]+1; &quot;&quot;)" table:style-name="ce9">
            <text:p>14</text:p>
          </table:table-cell>
          <table:table-cell office:value-type="string" office:string-value="金" table:formula="of:=IF([.B20]=&quot;&quot;; &quot;&quot;; TEXT(DATE(MID([.$A$2];1;4);MID([.$B$2];1;LEN([.$B$2])-2);[.B20]);&quot;aaa&quot;))" table:style-name="ce10">
            <text:p>金</text:p>
          </table:table-cell>
          <table:table-cell office:value-type="float" office:value="177742" table:formula="of:=IF([.B20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80000" table:style-name="ce10">
            <text:p>180000</text:p>
          </table:table-cell>
          <table:table-cell office:value-type="float" office:value="3090000" table:formula="of:=IF(ISBLANK([.E20]); &quot;&quot;; [.F19]-[.E20])" table:style-name="ce11">
            <text:p>309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" table:formula="of:=IF([.B20]&lt;DAY(EOMONTH(DATE(MID([.$A$2];1;4);MID([.$B$2];1;LEN([.$B$2])-2);1);0)); [.B20]+1; &quot;&quot;)" table:style-name="ce9">
            <text:p>15</text:p>
          </table:table-cell>
          <table:table-cell office:value-type="string" office:string-value="土" table:formula="of:=IF([.B21]=&quot;&quot;; &quot;&quot;; TEXT(DATE(MID([.$A$2];1;4);MID([.$B$2];1;LEN([.$B$2])-2);[.B21]);&quot;aaa&quot;))" table:style-name="ce10">
            <text:p>土</text:p>
          </table:table-cell>
          <table:table-cell office:value-type="float" office:value="177742" table:formula="of:=IF([.B21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00000" table:style-name="ce10">
            <text:p>200000</text:p>
          </table:table-cell>
          <table:table-cell office:value-type="float" office:value="2890000" table:formula="of:=IF(ISBLANK([.E21]); &quot;&quot;; [.F20]-[.E21])" table:style-name="ce11">
            <text:p>289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formula="of:=IF([.B21]&lt;DAY(EOMONTH(DATE(MID([.$A$2];1;4);MID([.$B$2];1;LEN([.$B$2])-2);1);0)); [.B21]+1; &quot;&quot;)" table:style-name="ce9">
            <text:p>16</text:p>
          </table:table-cell>
          <table:table-cell office:value-type="string" office:string-value="日" table:formula="of:=IF([.B22]=&quot;&quot;; &quot;&quot;; TEXT(DATE(MID([.$A$2];1;4);MID([.$B$2];1;LEN([.$B$2])-2);[.B22]);&quot;aaa&quot;))" table:style-name="ce10">
            <text:p>日</text:p>
          </table:table-cell>
          <table:table-cell office:value-type="float" office:value="177742" table:formula="of:=IF([.B22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00000" table:style-name="ce10">
            <text:p>200000</text:p>
          </table:table-cell>
          <table:table-cell office:value-type="float" office:value="2690000" table:formula="of:=IF(ISBLANK([.E22]); &quot;&quot;; [.F21]-[.E22])" table:style-name="ce11">
            <text:p>269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formula="of:=IF([.B22]&lt;DAY(EOMONTH(DATE(MID([.$A$2];1;4);MID([.$B$2];1;LEN([.$B$2])-2);1);0)); [.B22]+1; &quot;&quot;)" table:style-name="ce9">
            <text:p>17</text:p>
          </table:table-cell>
          <table:table-cell office:value-type="string" office:string-value="月" table:formula="of:=IF([.B23]=&quot;&quot;; &quot;&quot;; TEXT(DATE(MID([.$A$2];1;4);MID([.$B$2];1;LEN([.$B$2])-2);[.B23]);&quot;aaa&quot;))" table:style-name="ce10">
            <text:p>月</text:p>
          </table:table-cell>
          <table:table-cell office:value-type="float" office:value="177742" table:formula="of:=IF([.B23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20000" table:style-name="ce10">
            <text:p>220000</text:p>
          </table:table-cell>
          <table:table-cell office:value-type="float" office:value="2470000" table:formula="of:=IF(ISBLANK([.E23]); &quot;&quot;; [.F22]-[.E23])" table:style-name="ce11">
            <text:p>247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formula="of:=IF([.B23]&lt;DAY(EOMONTH(DATE(MID([.$A$2];1;4);MID([.$B$2];1;LEN([.$B$2])-2);1);0)); [.B23]+1; &quot;&quot;)" table:style-name="ce9">
            <text:p>18</text:p>
          </table:table-cell>
          <table:table-cell office:value-type="string" office:string-value="火" table:formula="of:=IF([.B24]=&quot;&quot;; &quot;&quot;; TEXT(DATE(MID([.$A$2];1;4);MID([.$B$2];1;LEN([.$B$2])-2);[.B24]);&quot;aaa&quot;))" table:style-name="ce10">
            <text:p>火</text:p>
          </table:table-cell>
          <table:table-cell office:value-type="float" office:value="177742" table:formula="of:=IF([.B24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2320000" table:formula="of:=IF(ISBLANK([.E24]); &quot;&quot;; [.F23]-[.E24])" table:style-name="ce11">
            <text:p>232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formula="of:=IF([.B24]&lt;DAY(EOMONTH(DATE(MID([.$A$2];1;4);MID([.$B$2];1;LEN([.$B$2])-2);1);0)); [.B24]+1; &quot;&quot;)" table:style-name="ce9">
            <text:p>19</text:p>
          </table:table-cell>
          <table:table-cell office:value-type="string" office:string-value="水" table:formula="of:=IF([.B25]=&quot;&quot;; &quot;&quot;; TEXT(DATE(MID([.$A$2];1;4);MID([.$B$2];1;LEN([.$B$2])-2);[.B25]);&quot;aaa&quot;))" table:style-name="ce10">
            <text:p>水</text:p>
          </table:table-cell>
          <table:table-cell office:value-type="float" office:value="177742" table:formula="of:=IF([.B25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2170000" table:formula="of:=IF(ISBLANK([.E25]); &quot;&quot;; [.F24]-[.E25])" table:style-name="ce11">
            <text:p>217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formula="of:=IF([.B25]&lt;DAY(EOMONTH(DATE(MID([.$A$2];1;4);MID([.$B$2];1;LEN([.$B$2])-2);1);0)); [.B25]+1; &quot;&quot;)" table:style-name="ce9">
            <text:p>20</text:p>
          </table:table-cell>
          <table:table-cell office:value-type="string" office:string-value="木" table:formula="of:=IF([.B26]=&quot;&quot;; &quot;&quot;; TEXT(DATE(MID([.$A$2];1;4);MID([.$B$2];1;LEN([.$B$2])-2);[.B26]);&quot;aaa&quot;))" table:style-name="ce10">
            <text:p>木</text:p>
          </table:table-cell>
          <table:table-cell office:value-type="float" office:value="177742" table:formula="of:=IF([.B26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60000" table:style-name="ce10">
            <text:p>160000</text:p>
          </table:table-cell>
          <table:table-cell office:value-type="float" office:value="2010000" table:formula="of:=IF(ISBLANK([.E26]); &quot;&quot;; [.F25]-[.E26])" table:style-name="ce11">
            <text:p>201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formula="of:=IF([.B26]&lt;DAY(EOMONTH(DATE(MID([.$A$2];1;4);MID([.$B$2];1;LEN([.$B$2])-2);1);0)); [.B26]+1; &quot;&quot;)" table:style-name="ce9">
            <text:p>21</text:p>
          </table:table-cell>
          <table:table-cell office:value-type="string" office:string-value="金" table:formula="of:=IF([.B27]=&quot;&quot;; &quot;&quot;; TEXT(DATE(MID([.$A$2];1;4);MID([.$B$2];1;LEN([.$B$2])-2);[.B27]);&quot;aaa&quot;))" table:style-name="ce10">
            <text:p>金</text:p>
          </table:table-cell>
          <table:table-cell office:value-type="float" office:value="177742" table:formula="of:=IF([.B27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00000" table:style-name="ce10">
            <text:p>200000</text:p>
          </table:table-cell>
          <table:table-cell office:value-type="float" office:value="1810000" table:formula="of:=IF(ISBLANK([.E27]); &quot;&quot;; [.F26]-[.E27])" table:style-name="ce11">
            <text:p>181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" table:formula="of:=IF([.B27]&lt;DAY(EOMONTH(DATE(MID([.$A$2];1;4);MID([.$B$2];1;LEN([.$B$2])-2);1);0)); [.B27]+1; &quot;&quot;)" table:style-name="ce9">
            <text:p>22</text:p>
          </table:table-cell>
          <table:table-cell office:value-type="string" office:string-value="土" table:formula="of:=IF([.B28]=&quot;&quot;; &quot;&quot;; TEXT(DATE(MID([.$A$2];1;4);MID([.$B$2];1;LEN([.$B$2])-2);[.B28]);&quot;aaa&quot;))" table:style-name="ce10">
            <text:p>土</text:p>
          </table:table-cell>
          <table:table-cell office:value-type="float" office:value="177742" table:formula="of:=IF([.B28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00000" table:style-name="ce10">
            <text:p>200000</text:p>
          </table:table-cell>
          <table:table-cell office:value-type="float" office:value="1610000" table:formula="of:=IF(ISBLANK([.E28]); &quot;&quot;; [.F27]-[.E28])" table:style-name="ce11">
            <text:p>161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" table:formula="of:=IF([.B28]&lt;DAY(EOMONTH(DATE(MID([.$A$2];1;4);MID([.$B$2];1;LEN([.$B$2])-2);1);0)); [.B28]+1; &quot;&quot;)" table:style-name="ce9">
            <text:p>23</text:p>
          </table:table-cell>
          <table:table-cell office:value-type="string" office:string-value="日" table:formula="of:=IF([.B29]=&quot;&quot;; &quot;&quot;; TEXT(DATE(MID([.$A$2];1;4);MID([.$B$2];1;LEN([.$B$2])-2);[.B29]);&quot;aaa&quot;))" table:style-name="ce10">
            <text:p>日</text:p>
          </table:table-cell>
          <table:table-cell office:value-type="float" office:value="177742" table:formula="of:=IF([.B29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10000" table:style-name="ce10">
            <text:p>210000</text:p>
          </table:table-cell>
          <table:table-cell office:value-type="float" office:value="1400000" table:formula="of:=IF(ISBLANK([.E29]); &quot;&quot;; [.F28]-[.E29])" table:style-name="ce11">
            <text:p>140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" table:formula="of:=IF([.B29]&lt;DAY(EOMONTH(DATE(MID([.$A$2];1;4);MID([.$B$2];1;LEN([.$B$2])-2);1);0)); [.B29]+1; &quot;&quot;)" table:style-name="ce9">
            <text:p>24</text:p>
          </table:table-cell>
          <table:table-cell office:value-type="string" office:string-value="月" table:formula="of:=IF([.B30]=&quot;&quot;; &quot;&quot;; TEXT(DATE(MID([.$A$2];1;4);MID([.$B$2];1;LEN([.$B$2])-2);[.B30]);&quot;aaa&quot;))" table:style-name="ce10">
            <text:p>月</text:p>
          </table:table-cell>
          <table:table-cell office:value-type="float" office:value="177742" table:formula="of:=IF([.B30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1250000" table:formula="of:=IF(ISBLANK([.E30]); &quot;&quot;; [.F29]-[.E30])" table:style-name="ce11">
            <text:p>125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" table:formula="of:=IF([.B30]&lt;DAY(EOMONTH(DATE(MID([.$A$2];1;4);MID([.$B$2];1;LEN([.$B$2])-2);1);0)); [.B30]+1; &quot;&quot;)" table:style-name="ce9">
            <text:p>25</text:p>
          </table:table-cell>
          <table:table-cell office:value-type="string" office:string-value="火" table:formula="of:=IF([.B31]=&quot;&quot;; &quot;&quot;; TEXT(DATE(MID([.$A$2];1;4);MID([.$B$2];1;LEN([.$B$2])-2);[.B31]);&quot;aaa&quot;))" table:style-name="ce10">
            <text:p>火</text:p>
          </table:table-cell>
          <table:table-cell office:value-type="float" office:value="177742" table:formula="of:=IF([.B31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50000" table:style-name="ce10">
            <text:p>150000</text:p>
          </table:table-cell>
          <table:table-cell office:value-type="float" office:value="1100000" table:formula="of:=IF(ISBLANK([.E31]); &quot;&quot;; [.F30]-[.E31])" table:style-name="ce11">
            <text:p>110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" table:formula="of:=IF([.B31]&lt;DAY(EOMONTH(DATE(MID([.$A$2];1;4);MID([.$B$2];1;LEN([.$B$2])-2);1);0)); [.B31]+1; &quot;&quot;)" table:style-name="ce9">
            <text:p>26</text:p>
          </table:table-cell>
          <table:table-cell office:value-type="string" office:string-value="水" table:formula="of:=IF([.B32]=&quot;&quot;; &quot;&quot;; TEXT(DATE(MID([.$A$2];1;4);MID([.$B$2];1;LEN([.$B$2])-2);[.B32]);&quot;aaa&quot;))" table:style-name="ce10">
            <text:p>水</text:p>
          </table:table-cell>
          <table:table-cell office:value-type="float" office:value="177742" table:formula="of:=IF([.B32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60000" table:style-name="ce10">
            <text:p>160000</text:p>
          </table:table-cell>
          <table:table-cell office:value-type="float" office:value="940000" table:formula="of:=IF(ISBLANK([.E32]); &quot;&quot;; [.F31]-[.E32])" table:style-name="ce11">
            <text:p>940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" table:formula="of:=IF([.B32]&lt;DAY(EOMONTH(DATE(MID([.$A$2];1;4);MID([.$B$2];1;LEN([.$B$2])-2);1);0)); [.B32]+1; &quot;&quot;)" table:style-name="ce9">
            <text:p>27</text:p>
          </table:table-cell>
          <table:table-cell office:value-type="string" office:string-value="木" table:formula="of:=IF([.B33]=&quot;&quot;; &quot;&quot;; TEXT(DATE(MID([.$A$2];1;4);MID([.$B$2];1;LEN([.$B$2])-2);[.B33]);&quot;aaa&quot;))" table:style-name="ce10">
            <text:p>木</text:p>
          </table:table-cell>
          <table:table-cell office:value-type="float" office:value="177742" table:formula="of:=IF([.B33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60000" table:style-name="ce10">
            <text:p>160000</text:p>
          </table:table-cell>
          <table:table-cell office:value-type="float" office:value="780000" table:formula="of:=IF(ISBLANK([.E33]); &quot;&quot;; [.F32]-[.E33])" table:style-name="ce11">
            <text:p>780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8" table:formula="of:=IF([.B33]&lt;DAY(EOMONTH(DATE(MID([.$A$2];1;4);MID([.$B$2];1;LEN([.$B$2])-2);1);0)); [.B33]+1; &quot;&quot;)" table:style-name="ce9">
            <text:p>28</text:p>
          </table:table-cell>
          <table:table-cell office:value-type="string" office:string-value="金" table:formula="of:=IF([.B34]=&quot;&quot;; &quot;&quot;; TEXT(DATE(MID([.$A$2];1;4);MID([.$B$2];1;LEN([.$B$2])-2);[.B34]);&quot;aaa&quot;))" table:style-name="ce10">
            <text:p>金</text:p>
          </table:table-cell>
          <table:table-cell office:value-type="float" office:value="177742" table:formula="of:=IF([.B34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00000" table:style-name="ce10">
            <text:p>200000</text:p>
          </table:table-cell>
          <table:table-cell office:value-type="float" office:value="580000" table:formula="of:=IF(ISBLANK([.E34]); &quot;&quot;; [.F33]-[.E34])" table:style-name="ce11">
            <text:p>580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9" table:formula="of:=IF([.B34]&lt;DAY(EOMONTH(DATE(MID([.$A$2];1;4);MID([.$B$2];1;LEN([.$B$2])-2);1);0)); [.B34]+1; &quot;&quot;)" table:style-name="ce9">
            <text:p>29</text:p>
          </table:table-cell>
          <table:table-cell office:value-type="string" office:string-value="土" table:formula="of:=IF([.B35]=&quot;&quot;; &quot;&quot;; TEXT(DATE(MID([.$A$2];1;4);MID([.$B$2];1;LEN([.$B$2])-2);[.B35]);&quot;aaa&quot;))" table:style-name="ce10">
            <text:p>土</text:p>
          </table:table-cell>
          <table:table-cell office:value-type="float" office:value="177742" table:formula="of:=IF([.B35]=&quot;&quot;; &quot;&quot;; ROUND([.$B$4]/DAY(EOMONTH(DATE(MID([.$A$2];1;4);MID([.$B$2];1;LEN([.$B$2])-2);1);0));0))" table:style-name="ce17">
            <text:p>177742</text:p>
          </table:table-cell>
          <table:table-cell office:value-type="float" office:value="210000" table:style-name="ce10">
            <text:p>210000</text:p>
          </table:table-cell>
          <table:table-cell office:value-type="float" office:value="370000" table:formula="of:=IF(ISBLANK([.E35]); &quot;&quot;; [.F34]-[.E35])" table:style-name="ce11">
            <text:p>370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0" table:formula="of:=IF([.B35]&lt;DAY(EOMONTH(DATE(MID([.$A$2];1;4);MID([.$B$2];1;LEN([.$B$2])-2);1);0)); [.B35]+1; &quot;&quot;)" table:style-name="ce9">
            <text:p>30</text:p>
          </table:table-cell>
          <table:table-cell office:value-type="string" office:string-value="日" table:formula="of:=IF([.B36]=&quot;&quot;; &quot;&quot;; TEXT(DATE(MID([.$A$2];1;4);MID([.$B$2];1;LEN([.$B$2])-2);[.B36]);&quot;aaa&quot;))" table:style-name="ce10">
            <text:p>日</text:p>
          </table:table-cell>
          <table:table-cell office:value-type="float" office:value="177742" table:formula="of:=IF([.B36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80000" table:style-name="ce10">
            <text:p>180000</text:p>
          </table:table-cell>
          <table:table-cell office:value-type="float" office:value="190000" table:formula="of:=IF(ISBLANK([.E36]); &quot;&quot;; [.F35]-[.E36])" table:style-name="ce11">
            <text:p>190000</text:p>
          </table:table-cell>
          <table:table-cell office:value-type="string" office:string-value="" table:formula="of:=IF(NOT(ISBLANK([.A1])); [.A1]; &quot;&quot;)" table:style-name="ce1"/>
          <table:table-cell table:number-columns-repeated="16377"/>
        </table:table-row>
        <table:table-row table:style-name="ro1">
          <table:table-cell/>
          <table:table-cell office:value-type="float" office:value="31" table:formula="of:=IF([.B36]&lt;DAY(EOMONTH(DATE(MID([.$A$2];1;4);MID([.$B$2];1;LEN([.$B$2])-2);1);0)); [.B36]+1; &quot;&quot;)" table:style-name="ce12">
            <text:p>31</text:p>
          </table:table-cell>
          <table:table-cell office:value-type="string" office:string-value="月" table:formula="of:=IF([.B37]=&quot;&quot;; &quot;&quot;; TEXT(DATE(MID([.$A$2];1;4);MID([.$B$2];1;LEN([.$B$2])-2);[.B37]);&quot;aaa&quot;))" table:style-name="ce13">
            <text:p>月</text:p>
          </table:table-cell>
          <table:table-cell office:value-type="float" office:value="177742" table:formula="of:=IF([.B37]=&quot;&quot;; &quot;&quot;; ROUND([.$B$4]/DAY(EOMONTH(DATE(MID([.$A$2];1;4);MID([.$B$2];1;LEN([.$B$2])-2);1);0));0))" table:style-name="ce17">
            <text:p>177742</text:p>
          </table:table-cell>
          <table:table-cell office:value-type="float" office:value="190000" table:style-name="ce13">
            <text:p>190000</text:p>
          </table:table-cell>
          <table:table-cell office:value-type="float" office:value="0" table:formula="of:=IF(ISBLANK([.E37]); &quot;&quot;; [.F36]-[.E37])" table:style-name="ce1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office:string-value="合計" table:formula="of:=&quot;合計&quot;" table:style-name="ce14">
            <text:p>合計</text:p>
          </table:table-cell>
          <table:table-cell office:value-type="float" office:value="5510002" table:formula="of:=SUM([.D7:.D37])" table:style-name="ce15">
            <text:p>5510002</text:p>
          </table:table-cell>
          <table:table-cell office:value-type="float" office:value="5510000" table:formula="of:=SUM([.E7:.E37])" table:style-name="ce15">
            <text:p>5510000</text:p>
          </table:table-cell>
          <table:table-cell table:style-name="ce16"/>
          <table:table-cell table:number-columns-repeated="16378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長岡京営業所</meta:initial-creator>
    <dc:creator>ZG XD</dc:creator>
    <meta:creation-date>2023-07-08T07:57:26Z</meta:creation-date>
    <dc:date>2023-07-08T15:12:06Z</dc:date>
  </office:meta>
</office:document-meta>
</file>